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973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4.929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7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0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86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4.99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42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423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556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134cm" fo:min-width="0cm" fo:wrap-option="wrap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family-generic="swiss" style:font-pitch="variable"/>
    </style:style>
    <style:style style:name="P16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P17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DejaVu LGC Sans'" style:font-family-generic="swiss" style:font-pitch="variable"/>
    </style:style>
    <style:style style:name="P19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family-generic="swiss" style:font-pitch="variable"/>
    </style:style>
    <style:style style:name="T12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3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4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0" draw:id="id1" draw:layer="layout" svg:width="13.5cm" svg:height="5.713cm" svg:x="9cm" svg:y="42.287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id="id2" draw:layer="layout" svg:width="12cm" svg:height="3.425cm" svg:x="10.5cm" svg:y="50.306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id="id11" draw:layer="layout" svg:width="16cm" svg:height="4.817cm" svg:x="10.5cm" svg:y="67.592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3" draw:layer="layout" svg:width="10cm" svg:height="4.537cm" svg:x="27.5cm" svg:y="54.266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id="id5" draw:layer="layout" svg:width="8cm" svg:height="3.425cm" svg:x="26.5cm" svg:y="60.575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id="id4" draw:layer="layout" svg:width="12cm" svg:height="1.747cm" svg:x="3cm" svg:y="57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8" draw:layer="layout" svg:width="8.5cm" svg:height="7.609cm" svg:x="45.5cm" svg:y="56.39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id="id9" draw:layer="layout" svg:width="9cm" svg:height="3.425cm" svg:x="57cm" svg:y="54.809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id="id10" draw:layer="layout" svg:width="12.5cm" svg:height="4.819cm" svg:x="56.5cm" svg:y="68.681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id="id18" draw:layer="layout" svg:width="13.5cm" svg:height="2.033cm" svg:x="19.5cm" svg:y="112.967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7" draw:layer="layout" svg:width="41cm" svg:height="3.501cm" svg:x="21.894cm" svg:y="106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id="id16" draw:layer="layout" svg:width="10.5cm" svg:height="2.031cm" svg:x="36cm" svg:y="101.237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id="id13" draw:layer="layout" svg:width="23.5cm" svg:height="3.425cm" svg:x="29cm" svg:y="87.042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id="id12" draw:layer="layout" svg:width="11cm" svg:height="2.031cm" svg:x="44cm" svg:y="80.5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id="id14" draw:layer="layout" svg:width="8.5cm" svg:height="3.425cm" svg:x="34cm" svg:y="93.5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1" draw:id="id15" draw:layer="layout" svg:width="14.5cm" svg:height="4.019cm" svg:x="19.5cm" svg:y="79.5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id="id6" draw:layer="layout" svg:width="10cm" svg:height="1.824cm" svg:x="52.5cm" svg:y="42.677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cm" svg:height="2.5cm" svg:x="56.5cm" svg:y="82cm">
          <text:p text:style-name="P1">No <text:span text:style-name="T10">progress</text:span>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draw:layer="layout" svg:width="6cm" svg:height="1.861cm" svg:x="51.642cm" svg:y="85.812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6077.3361976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5" draw:layer="layout" svg:width="6.5cm" svg:height="3.593cm" svg:x="20.965cm" svg:y="84.464cm">
          <text:p text:style-name="P15"><text:span text:style-name="T11">Not a lot of literature in the conditional case</text:span></text:p>
          <draw:enhanced-geometry svg:viewBox="0 0 21600 21600" draw:text-areas="800 800 20800 20800" draw:type="round-rectangular-callout" draw:modifiers="23032.0258421781 -8804.67445742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7cm" svg:height="4.905cm" svg:x="12cm" svg:y="59.095cm">
          <text:p text:style-name="P1">Create 2-4 levels along axis of the SPARQL Grammar + <text:span text:style-name="T11">Comprehensive</text:span> data and platform factors</text:p>
          <draw:enhanced-geometry svg:viewBox="0 0 21600 21600" draw:text-areas="800 800 20800 20800" draw:type="round-rectangular-callout" draw:modifiers="3313.58377374661 -3737.9535262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4.5cm" svg:height="4.25cm" svg:x="6.5cm" svg:y="59.5cm">
          <text:p text:style-name="P15"><text:span text:style-name="T11">Requires significant progress in statistics</text:span></text:p>
          <draw:enhanced-geometry svg:viewBox="0 0 21600 21600" draw:text-areas="800 800 20800 20800" draw:type="round-rectangular-callout" draw:modifiers="31989.6911797378 -7845.30698659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5" draw:layer="layout" svg:width="3cm" svg:height="4.961cm" svg:x="37cm" svg:y="57.039cm">
          <text:p text:style-name="P15"><text:span text:style-name="T11">The benchmark will be heavy</text:span></text:p>
          <draw:enhanced-geometry svg:viewBox="0 0 21600 21600" draw:text-areas="800 800 20800 20800" draw:type="round-rectangular-callout" draw:modifiers="-5211.062979007 -69.6493349455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7.5cm" svg:height="3.013cm" svg:x="24.5cm" svg:y="43.487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6776.9077637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4.5cm" svg:height="1.286cm" svg:x="23.5cm" svg:y="51.214cm">
          <text:p text:style-name="P1"><text:span text:style-name="T10">SPARQL 1.0</text:span></text:p>
          <draw:enhanced-geometry svg:viewBox="0 0 21600 21600" draw:text-areas="800 800 20800 20800" draw:type="round-rectangular-callout" draw:modifiers="-6224.21684070207 15121.6783216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7cm" svg:height="5.659cm" svg:x="3cm" svg:y="50.5cm">
          <text:p text:style-name="P1"><text:span text:style-name="T12">Use selection of language features, data size, heterogenity, two platforms, etc</text:span></text:p>
          <draw:enhanced-geometry svg:viewBox="0 0 21600 21600" draw:text-areas="800 800 20800 20800" draw:type="round-rectangular-callout" draw:modifiers="26946.7790315669 5728.19787985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4.5cm" svg:height="5.045cm" svg:x="63cm" svg:y="44.5cm">
          <text:p text:style-name="P15"><text:span text:style-name="T11">Big Data that may or may not change frequently</text:span></text:p>
          <draw:enhanced-geometry svg:viewBox="0 0 21600 21600" draw:text-areas="800 800 20800 20800" draw:type="round-rectangular-callout" draw:modifiers="-7260.78649189069 -4593.10344827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7.5cm" svg:height="1.066cm" svg:x="46.5cm" svg:y="45.5cm">
          <text:p text:style-name="P15"><text:span text:style-name="T11">Astronomical data</text:span></text:p>
          <draw:enhanced-geometry svg:viewBox="0 0 21600 21600" draw:text-areas="800 800 20800 20800" draw:type="round-rectangular-callout" draw:modifiers="19736.888414878 -34717.90065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draw:layer="layout" svg:width="5.5cm" svg:height="4.25cm" svg:x="64cm" svg:y="50.147cm">
          <text:p text:style-name="P15"><text:span text:style-name="T11">Can be used on data that lends itself well to histograms</text:span></text:p>
          <draw:enhanced-geometry svg:viewBox="0 0 21600 21600" draw:text-areas="800 800 20800 20800" draw:type="round-rectangular-callout" draw:modifiers="1927.94037447737 32590.5434015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5cm" svg:height="3.453cm" svg:x="64.5cm" svg:y="58.047cm">
          <text:p text:style-name="P15"><text:span text:style-name="T11">Not all data lends itself well to histograms</text:span></text:p>
          <draw:enhanced-geometry svg:viewBox="0 0 21600 21600" draw:text-areas="800 800 20800 20800" draw:type="round-rectangular-callout" draw:modifiers="-816.31673665267 -8160.97278517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draw:id="id7" draw:layer="layout" svg:width="12cm" svg:height="3.425cm" svg:x="69cm" svg:y="46.627cm">
          <text:p text:style-name="P17"><text:span text:style-name="T13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7.248cm" svg:height="5.045cm" svg:x="73.5cm" svg:y="50.5cm">
          <text:p text:style-name="P15"><text:span text:style-name="T11">In many cases, just distinguishing cases with zero or one hits would be valuable</text:span></text:p>
          <draw:enhanced-geometry svg:viewBox="0 0 21600 21600" draw:text-areas="800 800 20800 20800" draw:type="round-rectangular-callout" draw:modifiers="16820.5269692371 -10085.136741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5cm" svg:height="4.11cm" svg:x="69cm" svg:y="67.681cm">
          <text:p text:style-name="P15"><text:span text:style-name="T11">Extend VoID and the direction set by SPLENDID</text:span></text:p>
          <draw:enhanced-geometry svg:viewBox="0 0 21600 21600" draw:text-areas="800 800 20800 20800" draw:type="round-rectangular-callout" draw:modifiers="-7238.87222555489 21153.393334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4.5cm" svg:height="2.658cm" svg:x="21cm" svg:y="53.422cm">
          <text:p text:style-name="P1"><text:span text:style-name="T11">Non-monotonic responses</text:span></text:p>
          <draw:enhanced-geometry svg:viewBox="0 0 21600 21600" draw:text-areas="800 800 20800 20800" draw:type="round-rectangular-callout" draw:modifiers="-3733.57031770718 -8196.46483640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8" draw:layer="layout" svg:width="4cm" svg:height="2.5cm" svg:x="22cm" svg:y="46.5cm">
          <text:p text:style-name="P18">Censored data</text:p>
          <draw:enhanced-geometry svg:viewBox="0 0 21600 21600" draw:text-areas="800 800 20800 20800" draw:type="round-rectangular-callout" draw:modifiers="-9598.80029992502 -3886.44542183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" draw:layer="layout" svg:width="4.5cm" svg:height="4.11cm" svg:x="55cm" svg:y="58.696cm">
          <text:p text:style-name="P1">Balance digest size <text:s/>and optimization potential</text:p>
          <draw:enhanced-geometry svg:viewBox="0 0 21600 21600" draw:text-areas="800 800 20800 20800" draw:type="round-rectangular-callout" draw:modifiers="-10600.8442568318 6704.3541717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9" draw:layer="layout" svg:width="11.162cm" svg:height="2.462cm" svg:x="69.838cm" svg:y="112.538cm">
          <draw:text-box>
            <text:p text:style-name="P19"><text:span text:style-name="T14">Problems worthy of attack</text:span></text:p>
            <text:p text:style-name="P19"><text:span text:style-name="T14">Prove their worth by hitting back</text:span></text:p>
            <text:p text:style-name="P19"><text:span text:style-name="T14">-- Piet Hein</text:span></text:p>
          </draw:text-box>
        </draw:frame>
        <draw:connector draw:style-name="gr42" draw:text-style-name="P1" draw:layer="layout" draw:type="curve" svg:x1="15.748cm" svg:y1="47.998cm" svg:x2="16.498cm" svg:y2="50.306cm" draw:start-shape="id1" draw:start-glue-point="8" draw:end-shape="id2" draw:end-glue-point="4" svg:d="m15748 47998c0 1693 750 540 750 2308">
          <text:p/>
        </draw:connector>
        <draw:connector draw:style-name="gr42" draw:text-style-name="P1" draw:layer="layout" draw:type="curve" svg:x1="16.498cm" svg:y1="53.731cm" svg:x2="27.5cm" svg:y2="56.534cm" draw:start-shape="id2" draw:start-glue-point="8" draw:end-shape="id3" draw:end-glue-point="6" svg:d="m16498 53731c0 1869 3667 2803 11002 2803">
          <text:p/>
        </draw:connector>
        <draw:connector draw:style-name="gr42" draw:text-style-name="P1" draw:layer="layout" draw:type="curve" svg:x1="12.256cm" svg:y1="53.228cm" svg:x2="9cm" svg:y2="57cm" draw:start-shape="id2" draw:start-glue-point="7" draw:end-shape="id4" svg:d="m12256 53228c0 3280-3256 1395-3256 3772">
          <text:p/>
        </draw:connector>
        <draw:connector draw:style-name="gr42" draw:text-style-name="P1" draw:layer="layout" draw:type="curve" svg:x1="16.498cm" svg:y1="53.731cm" svg:x2="27.67cm" svg:y2="61.075cm" draw:start-shape="id2" draw:start-glue-point="8" draw:end-shape="id5" draw:end-glue-point="5" svg:d="m16498 53731c0 5133 11172 1461 11172 7344">
          <text:p/>
        </draw:connector>
        <draw:connector draw:style-name="gr42" draw:text-style-name="P1" draw:layer="layout" draw:type="curve" svg:x1="62.5cm" svg:y1="43.588cm" svg:x2="74.998cm" svg:y2="46.627cm" draw:start-shape="id6" draw:start-glue-point="10" draw:end-shape="id7" draw:end-glue-point="4" svg:d="m62500 43588c8332 0 12498 1013 12498 3039">
          <text:p/>
        </draw:connector>
        <draw:connector draw:style-name="gr42" draw:text-style-name="P1" draw:layer="layout" draw:type="curve" svg:x1="57.499cm" svg:y1="44.501cm" svg:x2="46.743cm" svg:y2="57.504cm" draw:start-shape="id6" draw:start-glue-point="8" draw:end-shape="id8" draw:end-glue-point="5" svg:d="m57499 44501c0 8842-10756 2341-10756 13003">
          <text:p/>
        </draw:connector>
        <draw:connector draw:style-name="gr42" draw:text-style-name="P1" draw:layer="layout" draw:type="curve" svg:x1="61.035cm" svg:y1="44.233cm" svg:x2="61.499cm" svg:y2="54.809cm" draw:start-shape="id6" draw:start-glue-point="9" draw:end-shape="id9" draw:end-glue-point="4" svg:d="m61035 44233c0 8058 464 2770 464 10576">
          <text:p/>
        </draw:connector>
        <draw:connector draw:style-name="gr42" draw:text-style-name="P1" draw:layer="layout" draw:type="curve" svg:x1="49.749cm" svg:y1="64cm" svg:x2="58.328cm" svg:y2="69.385cm" draw:start-shape="id8" draw:start-glue-point="8" draw:end-shape="id10" draw:end-glue-point="5" svg:d="m49749 64000c0 3510 8579 818 8579 5385">
          <text:p/>
        </draw:connector>
        <draw:connector draw:style-name="gr42" draw:text-style-name="P1" draw:layer="layout" draw:type="curve" svg:x1="61.499cm" svg:y1="58.234cm" svg:x2="62.75cm" svg:y2="68.681cm" draw:start-shape="id9" draw:start-glue-point="8" draw:end-shape="id10" svg:d="m61499 58234c0 7834 1251 2611 1251 10447">
          <text:p/>
        </draw:connector>
        <draw:connector draw:style-name="gr42" draw:text-style-name="P1" draw:layer="layout" draw:type="curve" draw:line-skew="6.276cm" svg:x1="70.756cm" svg:y1="49.549cm" svg:x2="67.168cm" svg:y2="69.385cm" draw:start-shape="id7" draw:start-glue-point="7" draw:end-shape="id10" draw:end-glue-point="11" svg:d="m70756 49549c0 24139-3588 14222-3588 19836">
          <text:p/>
        </draw:connector>
        <draw:connector draw:style-name="gr42" draw:text-style-name="P1" draw:layer="layout" draw:type="curve" svg:x1="18.498cm" svg:y1="72.409cm" svg:x2="49.498cm" svg:y2="80.5cm" draw:start-shape="id11" draw:start-glue-point="8" draw:end-shape="id12" draw:end-glue-point="4" svg:d="m18498 72409c0 6067 31000 2022 31000 8091">
          <text:p/>
        </draw:connector>
        <draw:connector draw:style-name="gr42" draw:text-style-name="P1" draw:layer="layout" draw:type="curve" svg:x1="49.498cm" svg:y1="82.531cm" svg:x2="40.747cm" svg:y2="87.042cm" draw:start-shape="id12" draw:start-glue-point="8" draw:end-shape="id13" draw:end-glue-point="4" svg:d="m49498 82531c0 3382-8751 1127-8751 4511">
          <text:p/>
        </draw:connector>
        <draw:connector draw:style-name="gr42" draw:text-style-name="P1" draw:layer="layout" draw:type="curve" svg:x1="40.747cm" svg:y1="90.467cm" svg:x2="38.249cm" svg:y2="93.5cm" draw:start-shape="id13" draw:start-glue-point="8" draw:end-shape="id14" draw:end-glue-point="4" svg:d="m40747 90467c0 2274-2498 758-2498 3033">
          <text:p/>
        </draw:connector>
        <draw:connector draw:style-name="gr42" draw:text-style-name="P1" draw:layer="layout" draw:type="curve" draw:line-skew="0cm 1.293cm" svg:x1="33.998cm" svg:y1="81.509cm" svg:x2="32.44cm" svg:y2="87.542cm" draw:start-shape="id15" draw:start-glue-point="10" draw:end-shape="id13" draw:end-glue-point="5" svg:d="m33998 81509c828 0 690 2520 94 3655s-1652 887-1652 2378">
          <text:p/>
        </draw:connector>
        <draw:connector draw:style-name="gr42" draw:text-style-name="P1" draw:layer="layout" draw:type="curve" svg:x1="38.249cm" svg:y1="96.925cm" svg:x2="41.248cm" svg:y2="101.237cm" draw:start-shape="id14" draw:start-glue-point="8" draw:end-shape="id16" draw:end-glue-point="4" svg:d="m38249 96925c0 3232 2999 1077 2999 4312">
          <text:p/>
        </draw:connector>
        <draw:connector draw:style-name="gr42" draw:text-style-name="P1" draw:layer="layout" draw:type="curve" svg:x1="41.248cm" svg:y1="103.268cm" svg:x2="42.389cm" svg:y2="106cm" draw:start-shape="id16" draw:start-glue-point="8" draw:end-shape="id17" draw:end-glue-point="4" svg:d="m41248 103268c0 2010 1141 644 1141 2732">
          <text:p/>
        </draw:connector>
        <draw:connector draw:style-name="gr42" draw:text-style-name="P1" draw:layer="layout" draw:type="curve" svg:x1="26.248cm" svg:y1="112.967cm" svg:x2="42.389cm" svg:y2="109.501cm" draw:start-shape="id18" draw:start-glue-point="4" draw:end-shape="id17" draw:end-glue-point="8" svg:d="m26248 112967c0-2563 16141-831 16141-3466">
          <text:p/>
        </draw:connector>
        <draw:connector draw:style-name="gr42" draw:text-style-name="P1" draw:layer="layout" draw:type="curve" svg:x1="16.498cm" svg:y1="53.731cm" svg:x2="19.5cm" svg:y2="113.983cm" draw:start-shape="id2" draw:start-glue-point="8" draw:end-shape="id18" draw:end-glue-point="6" svg:d="m16498 53731c0 40168 1000 60252 3002 60252">
          <text:p/>
        </draw:connector>
        <draw:connector draw:style-name="gr42" draw:text-style-name="P1" draw:layer="layout" draw:type="curve" svg:x1="62.748cm" svg:y1="73.5cm" svg:x2="49.498cm" svg:y2="80.5cm" draw:start-shape="id10" draw:start-glue-point="8" draw:end-shape="id12" draw:end-glue-point="4" svg:d="m62748 73500c0 5250-13250 1750-13250 7000">
          <text:p/>
        </draw:connector>
        <draw:connector draw:style-name="gr42" draw:text-style-name="P1" draw:layer="layout" draw:type="curve" svg:x1="16.498cm" svg:y1="53.731cm" svg:x2="18.498cm" svg:y2="67.592cm" draw:start-shape="id2" draw:start-glue-point="8" draw:end-shape="id11" draw:end-glue-point="4" svg:d="m16498 53731c0 10395 2000 3465 2000 138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6:37:50</dc:date>
    <meta:editing-duration>PT45H47M46S</meta:editing-duration>
    <meta:editing-cycles>24</meta:editing-cycles>
    <meta:generator>OpenOffice.org/3.1$Unix OpenOffice.org_project/310m19$Build-9420</meta:generator>
    <dc:creator>Kjetil Kjernsmo</dc:creator>
    <meta:printed-by>Kjetil Kjernsmo</meta:printed-by>
    <meta:print-date>2012-05-18T13:45:22</meta:print-date>
    <meta:document-statistic meta:object-count="70"/>
  </office:meta>
</office:document-meta>
</file>